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paragraph-properties fo:margin-left="0in" fo:margin-right="0in" fo:text-align="start" style:justify-single-word="false" fo:orphans="0" fo:widows="0" fo:text-indent="0in" style:auto-text-indent="false" style:vertical-align="auto"/>
    </style:style>
    <style:style style:name="P3"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4"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6"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7"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8"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9"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10"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1"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2" style:family="paragraph" style:parent-style-name="Standard">
      <style:paragraph-properties fo:margin-left="0.2917in" fo:margin-right="0in" fo:text-align="start" style:justify-single-word="false" fo:orphans="0" fo:widows="0" fo:text-indent="0in" style:auto-text-indent="false" style:vertical-align="auto"/>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3" style:family="paragraph" style:parent-style-name="Salmon_20_MC">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P14"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5" style:family="paragraph" style:parent-style-name="Salmon_20_MC">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16" style:family="paragraph" style:parent-style-name="Salmon_20_MC">
      <style:text-properties style:text-underline-style="solid" style:text-underline-width="auto" style:text-underline-color="font-color" fo:font-weight="bold" style:font-weight-asian="bold" style:font-weight-complex="bold"/>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6"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8"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9" style:family="text">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0"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JOR CONCEPTS: UNIT 3 EXAM</text:p>
      <text:p text:style-name="P1"><text:span text:style-name="T4">Chapter 11 Life-Span Development </text:span><text:span text:style-name="T2">(If it’s in </text:span><text:span text:style-name="T4">BOLD TYPE</text:span><text:span text:style-name="T2">, then KNOW IT)</text:span></text:p>
      <text:p text:style-name="P4">NOTE: “Compare and contrast” means to define and explain similarities and differences between terms/concepts</text:p>
      <text:p text:style-name="P1"><text:span text:style-name="T1"><text:tab/></text:span><text:span text:style-name="T2">If it’s in </text:span><text:span text:style-name="T5">ITALICS, </text:span><text:span text:style-name="T2">then will only be covered in lecture (not in textbook)</text:span></text:p>
      <text:p text:style-name="P7">Chapter 11</text:p>
      <text:list xml:id="list1964836266" text:style-name="WWNum6">
        <text:list-item>
          <text:p text:style-name="P9"><text:span text:style-name="T1">Describe how the themes of continuity/consistency and discontinuity/transition relate to the field of </text:span><text:span text:style-name="T3">developmental psychology</text:span><text:span text:style-name="T1"> as discussed in lecture. </text:span></text:p>
        </text:list-item>
      </text:list>
      <text:p text:style-name="P11"/>
      <text:p text:style-name="P13">continuous development from prenatal to adulthood (stuff you're born with)</text:p>
      <text:p text:style-name="P13">discontinuous development in stages (stuff you aren't born with)</text:p>
      <text:p text:style-name="P11"/>
      <text:list xml:id="list1365893838" text:continue-numbering="true" text:style-name="WWNum6">
        <text:list-item>
          <text:p text:style-name="P9"><text:span text:style-name="T1">Describe the four major stages of development (</text:span><text:span text:style-name="T4">prenatal, infancy/childhood, adolescence, adulthood</text:span><text:span text:style-name="T1">) in terms of ages or developmental transitions from one stage to the next as discussed in lecture. What stage involves the greatest physical changes? What stage involves the greatest cognitive/moral changes? </text:span></text:p>
        </text:list-item>
      </text:list>
      <text:p text:style-name="P5"/>
      <text:p text:style-name="Salmon_20_MC"><text:span text:style-name="T8">prenatal</text:span><text:span text:style-name="T1">: conception to birth (2-5 mc, 6-7 questions)</text:span></text:p>
      <text:p text:style-name="P14"/>
      <text:p text:style-name="Salmon_20_MC"><text:span text:style-name="T8">infancy/childhood</text:span><text:span text:style-name="T1">: birth to puberty 8-16 yrs old (6-18 mc, 12 questions)</text:span></text:p>
      <text:p text:style-name="P14"/>
      <text:p text:style-name="P14">*~*~SEXUAL MATURATION~*~*</text:p>
      <text:p text:style-name="P14"/>
      <text:p text:style-name="Salmon_20_MC"><text:span text:style-name="T8">adolescence</text:span><text:span text:style-name="T1">: puberty to independence (paying own health insurance) 25-27 yrs old (19-22 mc, 4-5 questions)</text:span></text:p>
      <text:p text:style-name="P14"/>
      <text:p text:style-name="Salmon_20_MC"><text:span text:style-name="T8">adulthood</text:span><text:span text:style-name="T1">: independence to death (23-25 mc, 3 questions)</text:span></text:p>
      <text:p text:style-name="P5"/>
      <text:list xml:id="list1863739807" text:continue-numbering="true" text:style-name="WWNum6">
        <text:list-item>
          <text:p text:style-name="P9"><text:span text:style-name="T1">Define and describe the developmental process of </text:span><text:span text:style-name="T6">maturation</text:span><text:span text:style-name="T1"> as discussed in lecture. </text:span></text:p>
        </text:list-item>
      </text:list>
      <text:p text:style-name="P5"/>
      <text:p text:style-name="Salmon_20_MC"><text:span text:style-name="T8">maturation</text:span><text:span text:style-name="T1">: applies to every stage/type of development. gradual unfolding of genetic blueprint. process that accounts for discontinuity (mc 1)</text:span></text:p>
      <text:p text:style-name="P5"/>
      <text:list xml:id="list135727239" text:continue-numbering="true" text:style-name="WWNum6">
        <text:list-item>
          <text:p text:style-name="P9"><text:span text:style-name="T1">Define </text:span><text:span text:style-name="T3">zygote, embryo, </text:span><text:span text:style-name="T1">and </text:span><text:span text:style-name="T3">fetus</text:span><text:span text:style-name="T1">. Compare and contrast the three phases of prenatal development as discussed in lecture: </text:span><text:span text:style-name="T7">germinal stage, embryonic stage, fetal stage</text:span><text:span text:style-name="T1">. Describe the major changes of each stage. </text:span><text:span text:style-name="T2">Compare and contrast the </text:span><text:span text:style-name="T4">ectoderm, mesoderm, </text:span><text:span text:style-name="T2">and </text:span><text:span text:style-name="T4">endoderm. </text:span><text:span text:style-name="T1">Define </text:span><text:span text:style-name="T7">placenta</text:span><text:span text:style-name="T4"> </text:span><text:span text:style-name="T1">and </text:span><text:span text:style-name="T7">myelination</text:span><text:span text:style-name="T2"> as discussed in lecture</text:span><text:span text:style-name="T4">. </text:span><text:span text:style-name="T1">Which stage presents the greatest vulnerability for the developing infant? Consider some of the developing abilities of the fetus. </text:span></text:p>
        </text:list-item>
      </text:list>
      <text:p text:style-name="P5"/>
      <text:p text:style-name="Salmon_20_MC"><text:span text:style-name="T8">germinal stage</text:span><text:span text:style-name="T1">: conception to 2 weeks. microscopic bundle of cells (</text:span><text:span text:style-name="T8">zygote</text:span><text:span text:style-name="T1">). no direct biological connection between zygote and its parent until placenta forms! </text:span></text:p>
      <text:p text:style-name="P14"><text:tab/>&gt;&gt; ectoderm</text:p>
      <text:p text:style-name="P14"><text:tab/>&gt;&gt; mesoderm</text:p>
      <text:p text:style-name="P14"><text:tab/>&gt;&gt; endoderm</text:p>
      <text:p text:style-name="P14"/>
      <text:p text:style-name="Salmon_20_MC"><text:span text:style-name="T8">embryonic stage</text:span><text:span text:style-name="T1">: 2 weeks to 8 weeks. most development occurs here. highest vulnerability of your life</text:span></text:p>
      <text:p text:style-name="P14"/>
      <text:p text:style-name="Salmon_20_MC"><text:span text:style-name="T8">fetal stage</text:span><text:span text:style-name="T1">: 8 weeks to 40 weeks. kid grows FAST (half-ounce to 7 pounds in 32 weeks). any damage to fetus results in issues with intelligence</text:span></text:p>
      <text:p text:style-name="P5"/>
      <text:list xml:id="list1510434902" text:continue-numbering="true" text:style-name="WWNum6">
        <text:list-item>
          <text:p text:style-name="P9"><text:span text:style-name="T1">Describe how the functioning of the placenta relates to environmental factors in prenatal development as discussed in lecture. Define and describe </text:span><text:span text:style-name="T3">teratogens. </text:span><text:span text:style-name="T1">Describe how the environmental factors of maternal illness, maternal drug/alcohol use, caffeine and smoking, dietary issues and pollution, and maternal stress can affect prenatal development… what can go wrong? What is </text:span><text:span text:style-name="T4">fetal alcohol syndrome</text:span><text:span text:style-name="T1">? Is mild use of alcohol or tobacco during pregnancy safe for the developing infant? In general, how does the U.S. (one of the world’s richest most medically advanced countries) compare to other countries in terms of infant mortality as discussed in lecture? </text:span></text:p>
        </text:list-item>
      </text:list>
      <text:p text:style-name="P5"/>
      <text:p text:style-name="P14">placenta gives zygote all of the nutrients that parent takes in</text:p>
      <text:p text:style-name="P14"><text:soft-page-break/></text:p>
      <text:p text:style-name="P15">teratogens<text:span text:style-name="T10">: external agent that can damage/disrupt normal embryonic+fetal development</text:span></text:p>
      <text:p text:style-name="P15"><text:span text:style-name="T10"><text:tab/>&gt;&gt; most common in US: alcohol</text:span></text:p>
      <text:p text:style-name="P15"><text:span text:style-name="T10"><text:tab/>&gt;&gt; caffeine/smoking</text:span></text:p>
      <text:p text:style-name="P15"><text:span text:style-name="T10"><text:tab/>&gt;&gt; household products/beauty products</text:span></text:p>
      <text:p text:style-name="P15"><text:span text:style-name="T10"><text:tab/>&gt;&gt; diseases (chicken pox, rubella, HIV, influenza)</text:span></text:p>
      <text:p text:style-name="P15"><text:span text:style-name="T10"><text:tab/>&gt;&gt; Advil</text:span></text:p>
      <text:p text:style-name="P15"><text:span text:style-name="T10"/></text:p>
      <text:p text:style-name="P15">fetal alcohol syndrome<text:span text:style-name="T10">: most common teratogen-induced prenatal issue in US. (due to little prenatal care education in US :/ ) </text:span></text:p>
      <text:p text:style-name="P5"/>
      <text:list xml:id="list2096667340" text:continue-numbering="true" text:style-name="WWNum6">
        <text:list-item>
          <text:p text:style-name="P9"><text:span text:style-name="T1">Define </text:span><text:span text:style-name="T6">reflexes</text:span><text:span text:style-name="T1"> as discussed in lecture (see same definition in Learning chapter)</text:span><text:span text:style-name="T3">. </text:span><text:span text:style-name="T1">Be generally familiar with infant sensory capacities and reflexes present at birth. </text:span></text:p>
        </text:list-item>
      </text:list>
      <text:p text:style-name="P8"><text:span text:style-name="T1"/></text:p>
      <text:p text:style-name="Salmon_20_MC"><text:span text:style-name="T8">reflex</text:span><text:span text:style-name="T9">: continuous development</text:span></text:p>
      <text:p text:style-name="Salmon_20_MC"><text:span text:style-name="T9"><text:tab/>&gt;&gt; blinking</text:span></text:p>
      <text:p text:style-name="Salmon_20_MC"><text:span text:style-name="T9"><text:tab/>&gt;&gt; holding your head up when someone pulls you up</text:span></text:p>
      <text:p text:style-name="Salmon_20_MC"><text:span text:style-name="T9"><text:tab/>&gt;&gt; walking :0</text:span></text:p>
      <text:p text:style-name="Salmon_20_MC"><text:span text:style-name="T9"><text:tab/>&gt;&gt; swimming!!</text:span></text:p>
      <text:p text:style-name="P8"><text:span text:style-name="T1"/></text:p>
      <text:list xml:id="list954656944" text:continue-numbering="true" text:style-name="WWNum6">
        <text:list-item>
          <text:p text:style-name="P9"><text:span text:style-name="T1">Describe the </text:span><text:span text:style-name="T7">cephalocaudal rule</text:span><text:span text:style-name="T4"> </text:span><text:span text:style-name="T1">and the </text:span><text:span text:style-name="T7">proximodistal rule</text:span><text:span text:style-name="T4"> </text:span><text:span text:style-name="T1">in terms of motor development as discussed in lecture. Consider examples. Be generally familiar with developmental milestones and their relationship to the process of </text:span><text:span text:style-name="T6">maturation</text:span><text:span text:style-name="T3"> </text:span><text:span text:style-name="T1">from #3 above. </text:span></text:p>
        </text:list-item>
      </text:list>
      <text:p text:style-name="P8"><text:span text:style-name="T1"/></text:p>
      <text:p text:style-name="Salmon_20_MC"><text:span text:style-name="T8">cephalocaudal rule</text:span><text:span text:style-name="T1">: “head to foot” progression. learn to control neck, torso, legs, feet</text:span></text:p>
      <text:p text:style-name="Salmon_20_MC"><text:span text:style-name="T1"/></text:p>
      <text:p text:style-name="Salmon_20_MC"><text:span text:style-name="T8">proximodistal rule</text:span><text:span text:style-name="T1">: “center outward” control. learn to control arms/legs, hands/feet, fingers/toes</text:span></text:p>
      <text:p text:style-name="P8"><text:span text:style-name="T1"/></text:p>
      <text:list xml:id="list335794198" text:continue-numbering="true" text:style-name="WWNum6">
        <text:list-item>
          <text:p text:style-name="P9"><text:span text:style-name="T1">Regarding visual perception in infants, describe the </text:span><text:span text:style-name="T6">visual cliff experiment</text:span><text:span text:style-name="T3"> </text:span><text:span text:style-name="T1">and the </text:span><text:span text:style-name="T6">habituation (looking time) technique</text:span><text:span text:style-name="T1"> and consider findings of these studies. </text:span></text:p>
        </text:list-item>
      </text:list>
      <text:p text:style-name="P8"><text:span text:style-name="T1"/></text:p>
      <text:p text:style-name="Salmon_20_MC"><text:span text:style-name="T8">visual cliff experiment</text:span><text:span text:style-name="T1">: test of depth perception. plexiglass on table, infant crawls to edge of it. if no depth perception, kids keep crawling off the edge</text:span></text:p>
      <text:p text:style-name="Salmon_20_MC"><text:span text:style-name="T1"/></text:p>
      <text:p text:style-name="Salmon_20_MC"><text:span text:style-name="T8">habituation (looking time) technique</text:span><text:span text:style-name="T1">: shapes and colors. show a kid a triangle, then show a kid a second triangle. if the kid stares at the second triangle for a long time, then they don't recognize the shape. if they get bored of the second triangle faster, then they recognize the shape.</text:span></text:p>
      <text:p text:style-name="Salmon_20_MC"><text:span text:style-name="T1"/></text:p>
      <text:p text:style-name="Salmon_20_MC"><text:span text:style-name="T9">takes approx 6 months for vision to develop to an adult level. kids develop depth perception and shape/color recognization before walking and before talking</text:span></text:p>
      <text:p text:style-name="P8"><text:span text:style-name="T1"/></text:p>
      <text:list xml:id="list178267230" text:continue-numbering="true" text:style-name="WWNum6">
        <text:list-item>
          <text:p text:style-name="P9"><text:span text:style-name="T1">Compare and contrast </text:span><text:span text:style-name="T6">behaviorist theories</text:span><text:span text:style-name="T1"> and </text:span><text:span text:style-name="T6">nativist theories</text:span><text:span text:style-name="T1"> of language development as discussed in lecture. Describe </text:span><text:span text:style-name="T6">Noam Chomsky’s</text:span><text:span text:style-name="T3"> </text:span><text:span text:style-name="T1">concept of the </text:span><text:span text:style-name="T6">language acquisition device</text:span><text:span text:style-name="T1"> as discussed in lecture</text:span><text:span text:style-name="T3">. </text:span><text:span text:style-name="T1">Describe the </text:span><text:span text:style-name="T6">critical period </text:span><text:span text:style-name="T1">as it relates to language development. </text:span></text:p>
        </text:list-item>
      </text:list>
      <text:p text:style-name="P8"><text:span text:style-name="T1"/></text:p>
      <text:p text:style-name="Salmon_20_MC"><text:span text:style-name="T1">language development!</text:span></text:p>
      <text:p text:style-name="Salmon_20_MC"><text:span text:style-name="T1"/></text:p>
      <text:p text:style-name="Salmon_20_MC"><text:span text:style-name="T8">behaviorist theories</text:span><text:span text:style-name="T9">: Skinner's nurture-based theory. Language learned by growing up. . operant-based learning teaches language</text:span></text:p>
      <text:p text:style-name="Salmon_20_MC"><text:span text:style-name="T9"><text:tab/>&gt;&gt; helpful for reading/writing!</text:span></text:p>
      <text:p text:style-name="Salmon_20_MC"><text:span text:style-name="T9"/></text:p>
      <text:p text:style-name="P16"><text:span text:style-name="T1">nativist theories</text:span><text:span text:style-name="T9">: Chomsky's nature-based theory. Language born into you (mostly correct)</text:span></text:p>
      <text:p text:style-name="P16"><text:span text:style-name="T9"><text:tab/>&gt;&gt; helpful for spoken language</text:span></text:p>
      <text:p text:style-name="Salmon_20_MC"><text:span text:style-name="T8"/></text:p>
      <text:p text:style-name="Salmon_20_MC"><text:span text:style-name="T8">language acquisition device (LAD)</text:span><text:span text:style-name="T1">: unique to humans. LAD accounts for ability to learn complex and limitless language. LAD contains all basic syntax for all human languages ever :O </text:span></text:p>
      <text:p text:style-name="Salmon_20_MC"><text:soft-page-break/><text:span text:style-name="T1"/></text:p>
      <text:p text:style-name="Salmon_20_MC"><text:span text:style-name="T8">critical period</text:span><text:span text:style-name="T1">: narrow window of time when a certain type of learning/development is possible. develop skill during its critical period, or don't ever develop it fully</text:span></text:p>
      <text:p text:style-name="Salmon_20_MC"><text:span text:style-name="T1"><text:tab/>&gt;&gt; language: must be exposed to and mimic adults that talk within first 5 yrs</text:span></text:p>
      <text:p text:style-name="P8"><text:span text:style-name="T1"/></text:p>
      <text:list xml:id="list1452239687" text:continue-numbering="true" text:style-name="WWNum6">
        <text:list-item>
          <text:p text:style-name="P9"><text:span text:style-name="T1">Describe how </text:span><text:span text:style-name="T3">Jean Piaget </text:span><text:span text:style-name="T1">studied cognitive development through infancy and childhood</text:span><text:span text:style-name="T3">. </text:span><text:span text:style-name="T1">Define</text:span><text:span text:style-name="T3"> </text:span><text:span text:style-name="T6">schemas</text:span><text:span text:style-name="T1"> as discussed in lecture and consider examples. Describe the processes of </text:span><text:span text:style-name="T4">assimilation </text:span><text:span text:style-name="T1">and </text:span><text:span text:style-name="T4">accommodation </text:span><text:span text:style-name="T1">in terms of Piaget’s developmental theory. Consider examples of each. <text:s/></text:span></text:p>
        </text:list-item>
      </text:list>
      <text:p text:style-name="P8"><text:span text:style-name="T1"/></text:p>
      <text:p text:style-name="Salmon_20_MC"><text:span text:style-name="T8">cognitive development</text:span><text:span text:style-name="T9">: logic and reasoning.</text:span><text:span text:style-name="T1"> four stages!</text:span></text:p>
      <text:p text:style-name="Salmon_20_MC"><text:span text:style-name="T1"><text:tab/>&gt;&gt; sensorimotor</text:span></text:p>
      <text:p text:style-name="Salmon_20_MC"><text:span text:style-name="T1"><text:tab/>&gt;&gt; preoperational</text:span></text:p>
      <text:p text:style-name="Salmon_20_MC"><text:span text:style-name="T1"><text:tab/>&gt;&gt; concrete operational</text:span></text:p>
      <text:p text:style-name="Salmon_20_MC"><text:span text:style-name="T1"><text:tab/>&gt;&gt; formal operational</text:span></text:p>
      <text:p text:style-name="Salmon_20_MC"><text:span text:style-name="T1"/></text:p>
      <text:p text:style-name="Salmon_20_MC"><text:span text:style-name="T8">Piaget</text:span><text:span text:style-name="T1"> taught kids of different ages differently, became father/founder of developmental psych</text:span></text:p>
      <text:p text:style-name="Salmon_20_MC"><text:span text:style-name="T1"/></text:p>
      <text:p text:style-name="Salmon_20_MC"><text:span text:style-name="T8">schema</text:span><text:span text:style-name="T1">: theory/model/idea of the way something works. as brain grows, more complex schemas develop (using logic, observation, measurement, testing)</text:span></text:p>
      <text:p text:style-name="Salmon_20_MC"><text:span text:style-name="T1"/></text:p>
      <text:p text:style-name="Salmon_20_MC"><text:span text:style-name="T8">assimilation</text:span><text:span text:style-name="T1">: use of currently existing schemas to understand new experiences (normally these schemas are incomplete/incorrect)</text:span></text:p>
      <text:p text:style-name="Salmon_20_MC"><text:span text:style-name="T1"/></text:p>
      <text:p text:style-name="Salmon_20_MC"><text:span text:style-name="T8">accommodation</text:span><text:span text:style-name="T1">: use when we're logical. cognitive evolution. when you accommodate, you've had enough experiences to create brand new schemas that more appropriately describe world around you</text:span></text:p>
      <text:p text:style-name="P8"><text:span text:style-name="T1"/></text:p>
      <text:list xml:id="list1938607135" text:continue-numbering="true" text:style-name="WWNum6">
        <text:list-item>
          <text:p text:style-name="P9"><text:span text:style-name="T1">Compare and contrast Piaget’s four stages of cognitive development: </text:span><text:span text:style-name="T4">sensorimotor, preoperational, concrete operational, formal operational</text:span><text:span text:style-name="T1">. During what ages does each stage occur? What are the major milestones of each stage? What are the cognitive limitations and abilities of each stage?</text:span></text:p>
        </text:list-item>
      </text:list>
      <text:p text:style-name="P8"><text:span text:style-name="T1"/></text:p>
      <text:p text:style-name="Salmon_20_MC"><text:span text:style-name="T8">sensorimotor</text:span><text:span text:style-name="T1">: 16 to 28 months</text:span></text:p>
      <text:p text:style-name="Salmon_20_MC"><text:span text:style-name="T1"/></text:p>
      <text:p text:style-name="Salmon_20_MC"><text:span text:style-name="T8">preoperational</text:span><text:span text:style-name="T1">: 2 years to 6 years</text:span></text:p>
      <text:p text:style-name="Salmon_20_MC"><text:span text:style-name="T1"/></text:p>
      <text:p text:style-name="Salmon_20_MC"><text:span text:style-name="T8">concrete operational</text:span><text:span text:style-name="T1">: 6/7 years to 11/12 years</text:span></text:p>
      <text:p text:style-name="Salmon_20_MC"><text:span text:style-name="T1"/></text:p>
      <text:p text:style-name="Salmon_20_MC"><text:span text:style-name="T8">formal operational</text:span><text:span text:style-name="T9">: 12 years to death</text:span></text:p>
      <text:p text:style-name="P8"><text:span text:style-name="T1"/></text:p>
      <text:list xml:id="list641717939" text:continue-numbering="true" text:style-name="WWNum6">
        <text:list-item>
          <text:p text:style-name="P9"><text:span text:style-name="T1">Define </text:span><text:span text:style-name="T4">object permanence, </text:span><text:span text:style-name="T7">centration</text:span><text:span text:style-name="T4">, conservation, egocentrism, </text:span><text:span text:style-name="T7">animism</text:span><text:span text:style-name="T4">, </text:span><text:span text:style-name="T2">and </text:span><text:span text:style-name="T7">mental representations </text:span><text:span text:style-name="T2">as discussed in lecture</text:span><text:span text:style-name="T4">. </text:span><text:span text:style-name="T1">Be prepared to apply these terms to examples. </text:span></text:p>
        </text:list-item>
        <text:list-item>
          <text:p text:style-name="P9"><text:span text:style-name="T1">Define </text:span><text:span text:style-name="T3">Lev Vygotsky’s </text:span><text:span text:style-name="T1">concept of </text:span><text:span text:style-name="T6">zone of proximal development</text:span><text:span text:style-name="T3"> </text:span><text:span text:style-name="T1">as discussed in lecture and describe how he felt culture and </text:span><text:span text:style-name="T6">cultural tools</text:span><text:span text:style-name="T1"> (in particular language) affect cognitive development. </text:span></text:p>
        </text:list-item>
        <text:list-item>
          <text:p text:style-name="P9"><text:span text:style-name="T1">Define and describe </text:span><text:span text:style-name="T6">temperament</text:span><text:span text:style-name="T3"> </text:span><text:span text:style-name="T1">as discussed in lecture</text:span><text:span text:style-name="T3">. </text:span><text:span text:style-name="T1">Compare and contrast approach style- extroversion- and withdrawal style - negative affect- temperaments (i.e., “easy” and “difficult”). Consider how nurturing experiences and the “goodness of fit” can alter temperament and development. </text:span></text:p>
        </text:list-item>
        <text:list-item>
          <text:p text:style-name="P9"><text:span text:style-name="T1">Define and describe </text:span><text:span text:style-name="T3">attachment. </text:span><text:span text:style-name="T1">Describe </text:span><text:span text:style-name="T3">Harry Harlow’s </text:span><text:span text:style-name="T1">study of social isolation in monkeys. What prompted this research? How does this relate to social contact and development in human children? <text:s/></text:span></text:p>
        </text:list-item>
        <text:list-item>
          <text:p text:style-name="P9"><text:span text:style-name="T1">Describe Bowlby’s theory of attachment as discussed in lecture. Define </text:span><text:span text:style-name="T6">primary caregiver</text:span><text:span text:style-name="T3"> </text:span><text:span text:style-name="T1">and </text:span><text:span text:style-name="T6">separation anxiety</text:span><text:span text:style-name="T1"> as discussed in lecture. Describe </text:span><text:span text:style-name="T7">Ainsworth’s strange situation</text:span><text:span text:style-name="T1">. Compare and contrast </text:span><text:span text:style-name="T4">secure, </text:span><text:span text:style-name="T7">avoidant, resistant</text:span><text:span text:style-name="T4">, </text:span><text:span text:style-name="T2">and </text:span><text:span text:style-name="T7">disorganized attachments</text:span><text:span text:style-name="T1">. How do babies react in the </text:span><text:span text:style-name="T7">strange situation</text:span><text:span text:style-name="T4"> </text:span><text:span text:style-name="T1">within each of these attachment styles? What does each of these styles predict in terms of adult relationships and behavior? Describe cultural variations in attachment patterns. </text:span></text:p>
        </text:list-item>
        <text:list-item>
          <text:p text:style-name="P9"><text:span text:style-name="T1">Describe </text:span><text:span text:style-name="T4">Lawrence Kohlberg’s </text:span><text:span text:style-name="T2">research on</text:span><text:span text:style-name="T1"> morality. What are </text:span><text:span text:style-name="T6">moral dilemmas </text:span><text:span text:style-name="T1">as discussed in lecture? <text:s/>How did Kohlberg assess moral development and what aspect of moral reasoning was he most interested in?</text:span></text:p>
        </text:list-item>
      </text:list>
      <text:p text:style-name="P2"/>
      <text:p text:style-name="P6"><text:s/></text:p>
      <text:list xml:id="list848739391" text:continue-numbering="true" text:style-name="WWNum6">
        <text:list-item>
          <text:p text:style-name="P9"><text:soft-page-break/><text:span text:style-name="T1">Compare and contrast </text:span><text:span text:style-name="T2">Kohlberg’s</text:span><text:span text:style-name="T4"> </text:span><text:span text:style-name="T1">levels of moral reasoning: </text:span><text:span text:style-name="T4">preconventional, conventional, postconventional</text:span><text:span text:style-name="T1">. What stage of Piaget’s cognitive development is each moral stage most equivalent to? Consider examples of reasoning at each stage. Explain the failure of Kohlberg’s work to address moral behavior (as opposed to moral reasoning). </text:span></text:p>
        </text:list-item>
        <text:list-item>
          <text:p text:style-name="P9"><text:span text:style-name="T1">Define </text:span><text:span text:style-name="T4">puberty. </text:span><text:span text:style-name="T1">What is the developmental definition of </text:span><text:span text:style-name="T4">adolescence </text:span><text:span text:style-name="T2">as discussed in lecture</text:span><text:span text:style-name="T1">? How might this stage vary between cultures or societies? </text:span><text:span text:style-name="T4"><text:s/></text:span><text:span text:style-name="T1"><text:s/></text:span></text:p>
        </text:list-item>
        <text:list-item>
          <text:p text:style-name="P10">What is the approximate age range of puberty for males and females in the USA? Consider reasons why this age has declined in recent years. Describe the gender differences for early and late maturation in terms of puberty as discussed in lecture.</text:p>
        </text:list-item>
        <text:list-item>
          <text:p text:style-name="P10">Describe the major cognitive development of adolescence. Compare and contrast peer and family influence during adolescence and consider the role of emotions in adolescents’ conceptions. How has the protraction of adolescence affected development during this stage as discussed in lecture? </text:p>
        </text:list-item>
        <text:list-item>
          <text:p text:style-name="P9"><text:span text:style-name="T1">Describe the affect of </text:span><text:span text:style-name="T6">adrenal androgen </text:span><text:span text:style-name="T1">on sexual behavior as discussed in lecture. Describe sexual scripts and explain how religious and cultural norms affect them as discussed in lecture. How does the USA compare to other industrialized nations in terms of sex education, teen pregnancy, and teen sexually transmitted diseases? Consider reasons for these differences as discussed in lecture. </text:span></text:p>
        </text:list-item>
        <text:list-item>
          <text:p text:style-name="P9"><text:span text:style-name="T1">Be generally familiar with the influence of genes and the environment on physical changes in late adulthood. Consider general effects of </text:span><text:span text:style-name="T3">menopause</text:span><text:span text:style-name="T1"> on women. </text:span></text:p>
        </text:list-item>
        <text:list-item>
          <text:p text:style-name="P9"><text:span text:style-name="T1">Why does cognition slow in late adulthood? Compare and contrast </text:span><text:span text:style-name="T6">fluid intelligence</text:span><text:span text:style-name="T3"> </text:span><text:span text:style-name="T1">and </text:span><text:span text:style-name="T6">crystallized intelligence</text:span><text:span text:style-name="T1"> as discussed in lecture</text:span><text:span text:style-name="T3">. </text:span><text:span text:style-name="T1">How is each affected by aging? Compare and contrast </text:span><text:span text:style-name="T6">longitudinal studies</text:span><text:span text:style-name="T3"> </text:span><text:span text:style-name="T1">and </text:span><text:span text:style-name="T6">cross sectional studies</text:span><text:span text:style-name="T3"> </text:span><text:span text:style-name="T1">as discussed in lecture. Consider examples of each type of study. </text:span></text:p>
        </text:list-item>
        <text:list-item>
          <text:p text:style-name="P9"><text:span text:style-name="T1">Describe Erikson’s concept of </text:span><text:span text:style-name="T6">psychosocial development</text:span><text:span text:style-name="T1"> as discussed in lecture. Be familiar with the following stages from Erikson’s theory and know what stage of life each is related to: </text:span><text:span text:style-name="T3">trust v. mistrust, identity v. role confusion, intimacy v. isolation, generativity v. self-absorption</text:span><text:span text:style-name="T1">. Does personality change during adulthood? Be familiar with emotional changes in old age. </text:span></text:p>
        </text:list-item>
      </text:list>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100%" fo:margin-left="0.5in" fo:margin-right="0in" fo:margin-top="0in" fo:margin-bottom="0in" fo:text-align="start" style:justify-single-word="false" fo:orphans="0" fo:widows="0" fo:text-indent="0in" style:auto-text-indent="false" style:vertical-align="auto"/>
      <style:text-properties style:font-name="Courier" fo:font-size="12pt" fo:language="en" fo:country="US" style:font-size-asian="12pt" style:language-asian="en" style:country-asian="US" style:font-name-complex="Times New Roman2" style:font-size-complex="12pt" style:language-complex="ar" style:country-complex="SA"/>
    </style:style>
    <style:style style:name="Salmon_20_MC" style:display-name="Salmon MC" style:family="paragraph" style:parent-style-name="Standard" style:class="text">
      <style:paragraph-properties fo:margin="100%" fo:margin-left="0.5in" fo:margin-right="0.5in" fo:margin-top="0in" fo:margin-bottom="0in" fo:text-align="start" style:justify-single-word="false" fo:orphans="0" fo:widows="0" fo:text-indent="0in" style:auto-text-indent="false" style:vertical-align="auto">
        <style:tab-stops>
          <style:tab-stop style:position="0.2917in"/>
        </style:tab-stops>
      </style:paragraph-properties>
      <style:text-properties fo:color="#ff808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11-03T14:00:20</meta:creation-date>
    <dc:date>2015-11-05T15:15:39</dc:date>
    <meta:editing-cycles>33</meta:editing-cycles>
    <meta:editing-duration>PT1H56M48S</meta:editing-duration>
    <meta:generator>LibreOffice/3.5$Linux_x86 LibreOffice_project/350m1$Build-2</meta:generator>
    <dc:creator>Tara Moses</dc:creator>
    <meta:document-statistic meta:table-count="0" meta:image-count="0" meta:object-count="0" meta:page-count="4" meta:paragraph-count="85" meta:word-count="1632" meta:character-count="11160" meta:non-whitespace-character-count="9584"/>
    <meta:user-defined meta:name="Company">Toshiba</meta:user-defined>
    <meta:user-defined meta:name="Operator">Jeremy Holm</meta:user-defined>
  </office:meta>
</office:document-meta>
</file>